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9B0000001C039AEDFA950CBB06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aab2" officeooo:paragraph-rsid="0012aab2"/>
    </style:style>
    <style:style style:name="P2" style:family="paragraph" style:parent-style-name="Standard">
      <style:text-properties officeooo:paragraph-rsid="00156e4e"/>
    </style:style>
    <style:style style:name="P3" style:family="paragraph" style:parent-style-name="Standard">
      <style:text-properties officeooo:paragraph-rsid="00156e4e"/>
    </style:style>
    <style:style style:name="P4" style:family="paragraph" style:parent-style-name="Standard">
      <style:text-properties fo:font-weight="bold" officeooo:paragraph-rsid="00156e4e" style:font-weight-asian="bold" style:font-weight-complex="bold"/>
    </style:style>
    <style:style style:name="P5" style:family="paragraph" style:parent-style-name="Standard">
      <style:text-properties fo:font-weight="bold" officeooo:rsid="00175de9" officeooo:paragraph-rsid="00175de9" style:font-weight-asian="bold" style:font-weight-complex="bold"/>
    </style:style>
    <style:style style:name="P6" style:family="paragraph" style:parent-style-name="Standard">
      <style:text-properties officeooo:paragraph-rsid="00189507"/>
    </style:style>
    <style:style style:name="P7" style:family="paragraph" style:parent-style-name="Standard">
      <style:text-properties officeooo:rsid="00189507" officeooo:paragraph-rsid="00156e4e"/>
    </style:style>
    <style:style style:name="P8" style:family="paragraph" style:parent-style-name="Standard">
      <style:text-properties fo:font-weight="normal" officeooo:paragraph-rsid="00156e4e" style:font-weight-asian="normal" style:font-weight-complex="normal"/>
    </style:style>
    <style:style style:name="P9" style:family="paragraph" style:parent-style-name="Standard">
      <style:text-properties fo:font-size="12pt" fo:font-weight="bold" officeooo:rsid="001d6e9f" officeooo:paragraph-rsid="00156e4e" style:font-size-asian="12pt" style:font-weight-asian="bold" style:font-size-complex="12pt" style:font-weight-complex="bold"/>
    </style:style>
    <style:style style:name="P10" style:family="paragraph" style:parent-style-name="Heading_20_1" style:master-page-name="Standard">
      <style:paragraph-properties style:page-number="auto" fo:break-before="page"/>
    </style:style>
    <style:style style:name="T1" style:family="text">
      <style:text-properties officeooo:rsid="0012aab2"/>
    </style:style>
    <style:style style:name="T2" style:family="text">
      <style:text-properties officeooo:rsid="00159d06"/>
    </style:style>
    <style:style style:name="T3" style:family="text">
      <style:text-properties officeooo:rsid="00175d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9507" style:font-weight-asian="normal" style:font-weight-complex="normal"/>
    </style:style>
    <style:style style:name="T6" style:family="text">
      <style:text-properties fo:font-weight="normal" officeooo:rsid="0018fa57" style:font-weight-asian="normal" style:font-weight-complex="normal"/>
    </style:style>
    <style:style style:name="T7" style:family="text">
      <style:text-properties officeooo:rsid="00189507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8fa57" fo:background-color="transparent" loext:char-shading-value="0"/>
    </style:style>
    <style:style style:name="T10" style:family="text">
      <style:text-properties officeooo:rsid="0018fa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ermo de Abertura de Pro<text:span text:style-name="T1">jeto</text:span></text:h>
      <text:p text:style-name="P1"/>
      <text:p text:style-name="P4">1. Sponsor (patrocinador) <text:span text:style-name="T3">e Escopo</text:span></text:p>
      <text:p text:style-name="P2"><text:tab/><text:span text:style-name="T2">A INPULSO (sob a representação e coordenação de Werner Martins Vieira), visando a carência de engajamento em projetos sociais dentro da comunidade acadêmica do UNISAL, teve a iniciativa de desenvolver uma ideia de um projeto para uma plataforma social, a fim de mudar o atual cenário fazendo com que toda a comunidade acadêmica tivesse oportunidade de participar e/ou criar iniciativas de projetos sociais dentro de um só lugar, o SocialUni.</text:span></text:p>
      <text:p text:style-name="P2"><text:tab/><text:span text:style-name="T3">O SocialUni contará com cadastro de voluntários, projetos e/ou ações. O sistema permitirá também a cada voluntário cadastrado, especificar pelo menos 3 competências/habilidades para que o conteúdo visualizado no aplicativo seja baseado nessa informação.</text:span></text:p>
      <text:p text:style-name="P2"><text:tab/><text:span text:style-name="T3">O sistema contará ainda também com um mecanismo de mensagem instantânea, permitindo que seus usuários se comuniquem de forma mais rápida e efetiva. Contará ainda também com um sistema de notificações que irá sempre avisar os usuários sobre as informações, eventos e outras relevâncias.</text:span></text:p>
      <text:p text:style-name="P2"/>
      <text:p text:style-name="P4">2. Representante da equipe junto ao patrocinador</text:p>
      <text:p text:style-name="P5"><text:tab/><text:span text:style-name="T5">Nathalia M. E. dos Reis</text:span></text:p>
      <text:p text:style-name="P2"/>
      <text:p text:style-name="P4">3. Papéis dos membros da equipe</text:p>
      <text:p text:style-name="P6"><text:tab/><text:span text:style-name="T7">Beatrriz A. Oliveira: Desenvolvedora, responsável pela comunicação junto ao cliente e responsável pela documentação do projeto;</text:span></text:p>
      <text:p text:style-name="P6"><text:tab/><text:span text:style-name="T7">Giovana Moreira Dominguez: Desenvolvedora e responsável pelo banco de dados;</text:span></text:p>
      <text:p text:style-name="P6"><text:tab/><text:span text:style-name="T7">Marcos V. D da Silva:</text:span><text:tab/> <text:span text:style-name="T7">Desenvolvedor e responsável pelo banco de dados;</text:span></text:p>
      <text:p text:style-name="P6"><text:span text:style-name="T7"><text:tab/>Nathalia M. E. dos Reis: Gerente de Projeto, desenvolvedora e responsável pela comunicação junto ao cliente;</text:span></text:p>
      <text:p text:style-name="P6"><text:tab/><text:span text:style-name="T7">Paulo R. V. de Oliveira: Desenvolvedor e responsável pela documentação do projeto;</text:span></text:p>
      <text:p text:style-name="P2"><text:tab/></text:p>
      <text:p text:style-name="P2"/>
      <text:p text:style-name="P4">4. Restrições</text:p>
      <text:p text:style-name="P2"><text:tab/><text:span text:style-name="T7">Nenhuma restrição identificada</text:span></text:p>
      <text:p text:style-name="P2"/>
      <text:p text:style-name="P4">5. Fatores críticos de sucesso</text:p>
      <text:p text:style-name="P4"><text:tab/><text:span text:style-name="T4">Manutenção da equipe de projeto, suporte e apoio do cliente e comunicação interna.</text:span></text:p>
      <text:p text:style-name="P2"/>
      <text:p text:style-name="P4">6. Agenda junto ao patrocinador</text:p>
      <text:p text:style-name="Standard"><text:tab/><text:span text:style-name="T8">12.09.2017 – Primeira entrega da monografia. (C</text:span><text:span text:style-name="T9">apítulo</text:span><text:span text:style-name="T8"> 1 e parte do </text:span><text:span text:style-name="T9">capítulo</text:span><text:span text:style-name="T8"> 2)</text:span></text:p>
      <text:p text:style-name="Standard"><text:tab/>16.10.2017 – 17.10.2017<text:span text:style-name="T10"> – </text:span>Apresentação do aplicativo na IN PULSO.</text:p>
      <text:p text:style-name="Standard"><text:tab/>4.10.2017 – Segunda entrega da monografia.</text:p>
      <text:p text:style-name="Standard"><text:tab/>08.11.2017 – Entrega final para banca.</text:p>
      <text:p text:style-name="Standard"><text:tab/>20.11.2017<text:span text:style-name="T10"> – </text:span>24.11.2017 – Exame de qualificação</text:p>
      <text:p text:style-name="P7"/>
      <text:p text:style-name="P4">7. Exclusões específicas</text:p>
      <text:p text:style-name="P2"><text:tab/>Manutenção do software <text:span text:style-name="T10">ocorrerá até o término do Projeto de Conclusão de Curso. A partir daí será fornecido um treinamento para os responsáveis em dar continuidade ao projeto.</text:span></text:p>
      <text:p text:style-name="P2"/>
      <text:p text:style-name="P4"><text:soft-page-break/>8. Orçamento previsto</text:p>
      <text:p text:style-name="P2"><text:tab/>O orçamento do projeto tem como base a infraestrutura <text:span text:style-name="T10">de hospedagem (servidor)</text:span> e o esforço de cada um dos integrantes do grupo.</text:p>
      <text:p text:style-name="P2"><text:tab/>• Internet mensal: 70,00 (Vivo, Net)</text:p>
      <text:p text:style-name="P2"><text:tab/>• Horas: 1100 horas = R$ 16.500,00 (R$ 15,00 p/h)</text:p>
      <text:p text:style-name="P2"/>
      <text:p text:style-name="P4">9. Riscos</text:p>
      <text:p text:style-name="P4"><text:tab/><text:span text:style-name="T4">• A falta de domínio na linguagem que será utilizada para desenvolvimento </text:span><text:span text:style-name="T6">e de experiência dos programadores </text:span><text:span text:style-name="T4">pode comprometer o prazo de entrega do projeto.</text:span></text:p>
      <text:p text:style-name="P8"><text:tab/>• Desistência ou falência do patrocinador.</text:p>
      <text:p text:style-name="P8"/>
      <text:p text:style-name="P9">10. Resultados esperados</text:p>
      <text:p text:style-name="P9"><text:tab/><text:span text:style-name="T6">Em primeiro lugar, a satisfação do cliente perante o resultado final do projeto. Segundo uma maior inclusão e participação da comunidade acadêmica do UNISALem projetos sociais, favorecendo, para além de eles mesmos, toda a população da cidade de americana e também contribuindo para uma cidade, estado e país melhor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x="-2.2cm" svg:y="-2cm" svg:width="21.001cm" svg:height="3.792cm" draw:z-index="1"><draw:image xlink:href="Pictures/10000201000009B0000001C039AEDFA950CBB062.png" xlink:type="simple" xlink:show="embed" xlink:actuate="onLoad" loext:mime-type="image/png"/></draw:frame></text:p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o de Jesus</meta:initial-creator>
    <meta:creation-date>2011-01-27T21:16:11</meta:creation-date>
    <dc:date>2017-09-13T00:46:35.781000000</dc:date>
    <meta:editing-duration>PT3M42S</meta:editing-duration>
    <meta:editing-cycles>11</meta:editing-cycles>
    <meta:generator>LibreOffice/5.4.1.2$Windows_X86_64 LibreOffice_project/ea7cb86e6eeb2bf3a5af73a8f7777ac570321527</meta:generator>
    <meta:document-statistic meta:table-count="0" meta:image-count="1" meta:object-count="0" meta:page-count="2" meta:paragraph-count="35" meta:word-count="462" meta:character-count="3070" meta:non-whitespace-character-count="2609"/>
  </office:meta>
</office:document-meta>
</file>